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aa5e9" officeooo:paragraph-rsid="001aa5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root@localhost assignment8]# nasm -f elf64 assignment8.asm</text:p>
      <text:p text:style-name="P1">[root@localhost assignment8]# ld -s -o section assignment8.o</text:p>
      <text:p text:style-name="P1">[root@localhost assignment8]# ./section</text:p>
      <text:p text:style-name="P1"><text:tab/>MENU</text:p>
      <text:p text:style-name="P1">1. To open a file</text:p>
      <text:p text:style-name="P1">2. To copy a file</text:p>
      <text:p text:style-name="P1">3. To Delete a file</text:p>
      <text:p text:style-name="P1">4. Exit </text:p>
      <text:p text:style-name="P1">1</text:p>
      <text:p text:style-name="P1">Your entered choice is : 1. To open a file</text:p>
      <text:p text:style-name="P1">type abc.txt</text:p>
      <text:p text:style-name="P1">type abc.txt</text:p>
      <text:p text:style-name="P1">abc.txtA B C</text:p>
      <text:p text:style-name="P1">X Y Z</text:p>
      <text:p text:style-name="P1">P Q R</text:p>
      <text:p text:style-name="P1"/>
      <text:p text:style-name="P1"><text:tab/>MENU</text:p>
      <text:p text:style-name="P1">1. To open a file</text:p>
      <text:p text:style-name="P1">2. To copy a file</text:p>
      <text:p text:style-name="P1">3. To Delete a file</text:p>
      <text:p text:style-name="P1">4. Exit </text:p>
      <text:p text:style-name="P1">2</text:p>
      <text:p text:style-name="P1">Your entered choice is : 2. To copy a file</text:p>
      <text:p text:style-name="P1">copy xyz.txt abc.txt</text:p>
      <text:p text:style-name="P1">copy xyz.txt abc.txt</text:p>
      <text:p text:style-name="P1">xyz.txt<text:tab/>MENU</text:p>
      <text:p text:style-name="P1">1. To open a file</text:p>
      <text:p text:style-name="P1">2. To copy a file</text:p>
      <text:p text:style-name="P1">3. To Delete a file</text:p>
      <text:p text:style-name="P1">4. Exit </text:p>
      <text:p text:style-name="P1">3</text:p>
      <text:p text:style-name="P1">Your entered choice is : 3. To Delete a file</text:p>
      <text:p text:style-name="P1">delete abc.txt</text:p>
      <text:p text:style-name="P1">type abc.txt</text:p>
      <text:p text:style-name="P1"/>
      <text:p text:style-name="P1">cabc.txt<text:tab/>MENU</text:p>
      <text:p text:style-name="P1">1. To open a file</text:p>
      <text:p text:style-name="P1">2. To copy a file</text:p>
      <text:p text:style-name="P1">3. To Delete a file</text:p>
      <text:p text:style-name="P1">4. Exit </text:p>
      <text:p text:style-name="P1">4</text:p>
      <text:p text:style-name="P1">Your entered choice is : 4. Exit </text:p>
      <text:p text:style-name="P1">[root@localhost assignment8]#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9:42:06.082571902</meta:creation-date>
    <dc:date>2017-03-25T19:42:29.221227580</dc:date>
    <meta:editing-duration>PT25S</meta:editing-duration>
    <meta:editing-cycles>1</meta:editing-cycles>
    <meta:document-statistic meta:table-count="0" meta:image-count="0" meta:object-count="0" meta:page-count="1" meta:paragraph-count="41" meta:word-count="156" meta:character-count="744" meta:non-whitespace-character-count="621"/>
    <meta:generator>LibreOffice/5.1.3.2$Linux_X86_64 LibreOffice_project/10$Build-2</meta:generator>
  </office:meta>
</office:document-meta>
</file>